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efeff" draw:textarea-horizontal-align="justify" draw:textarea-vertical-align="middle" draw:auto-grow-height="false" fo:min-height="2.37cm" fo:min-width="4.7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7cm" fo:min-width="4.37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52cm" fo:min-width="3.6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2cm" fo:min-width="4.6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2.2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661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146cm" fo:min-width="2.07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867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="Arrowheads_20_1" draw:marker-end-width="0.421cm" draw:fill="none" draw:fill-color="#ffffff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heads_20_2" draw:marker-end-width="0.421cm" draw:fill="none" draw:fill-color="#ffffff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-width="0.321cm" draw:marker-end="Arrowheads_20_3" draw:marker-end-width="0.421cm" draw:fill="none" draw:fill-color="#ffffff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="Arrowheads_20_4" draw:marker-end-width="0.421cm" draw:fill="none" draw:fill-color="#e2e2e2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Arrowheads_20_5" draw:marker-end-width="0.421cm" draw:fill="none" draw:fill-color="#ffffff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="Arrowheads_20_6" draw:marker-end-width="0.421cm" draw:fill="none" draw:fill-color="#ffffff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00000" draw:marker-start-width="0.321cm" draw:marker-end="Arrowheads_20_7" draw:marker-end-width="0.421cm" draw:fill="none" draw:fill-color="#ffffff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22cm" fo:min-width="2.532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fo:min-height="1.82cm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8" draw:marker-end-width="0.421cm" draw:fill="none" draw:fill-color="#ffffff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251cm" fo:min-width="2.5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fo:min-height="1.996cm"/>
      <style:paragraph-properties style:writing-mode="lr-tb"/>
    </style:style>
    <style:style style:name="gr23" style:family="graphic" style:parent-style-name="objectwithoutfill">
      <style:graphic-properties svg:stroke-width="0.081cm" svg:stroke-color="#000000" draw:marker-start="Arrowheads_20_10" draw:marker-start-width="0.421cm" draw:marker-end="Arrowheads_20_11" draw:marker-end-width="0.421cm" draw:fill="none" draw:fill-color="#ffffff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12" draw:marker-end-width="0.421cm" draw:fill="none" draw:fill-color="#fefeff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16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153cm"/>
      <style:paragraph-properties style:writing-mode="lr-tb"/>
    </style:style>
    <style:style style:name="gr29" style:family="graphic" style:parent-style-name="objectwithoutfill">
      <style:graphic-properties svg:stroke-width="0.018cm" svg:stroke-color="#000000" draw:marker-start-width="0.227cm" draw:marker-end-width="0.227cm" draw:fill="none" draw:fill-color="#fefeff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color="#000000" draw:fill="none" draw:textarea-vertical-align="middle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2cm" fo:min-width="3.92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1.65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2.072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fo:min-height="1.314cm"/>
      <style:paragraph-properties style:writing-mode="lr-tb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cm" fo:min-width="2.072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fo:min-height="1.144cm"/>
      <style:paragraph-properties style:writing-mode="lr-tb"/>
    </style:style>
    <style:style style:name="gr37" style:family="graphic" style:parent-style-name="objectwithoutfill">
      <style:graphic-properties svg:stroke-color="#000000" draw:fill="none" draw:fill-color="#ffffff" draw:textarea-vertical-align="middle"/>
    </style:style>
    <style:style style:name="gr38" style:family="graphic" style:parent-style-name="objectwithoutfill">
      <style:graphic-properties svg:stroke-width="0.081cm" svg:stroke-color="#000000" draw:marker-start-width="0.321cm" draw:marker-end="Arrowheads_20_14" draw:marker-end-width="0.421cm" draw:fill="none" draw:fill-color="#ffffff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000000" draw:marker-start-width="0.321cm" draw:marker-end="Arrowheads_20_15" draw:marker-end-width="0.421cm" draw:fill="none" draw:fill-color="#ffffff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000000" draw:marker-start="Arrowheads_20_19" draw:marker-start-width="0.421cm" draw:marker-end="Arrowheads_20_20" draw:marker-end-width="0.421cm" draw:fill="none" draw:fill-color="#ffffff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81cm" svg:stroke-color="#000000" draw:marker-start="Arrowheads_20_21" draw:marker-start-width="0.421cm" draw:marker-end="Arrowheads_20_22" draw:marker-end-width="0.421cm" draw:fill="none" draw:fill-color="#ffffff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000000" draw:marker-start="Arrowheads_20_23" draw:marker-start-width="0.421cm" draw:marker-end="Arrowheads_20_24" draw:marker-end-width="0.421cm" draw:fill="none" draw:fill-color="#ffffff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fo:min-height="1.331cm"/>
      <style:paragraph-properties style:writing-mode="lr-tb"/>
    </style:style>
    <style:style style:name="gr44" style:family="graphic" style:parent-style-name="objectwithoutfill">
      <style:graphic-properties svg:stroke-width="0.081cm" svg:stroke-color="#000000" draw:marker-start-width="0.321cm" draw:marker-end="Arrowheads_20_25" draw:marker-end-width="0.421cm" draw:fill="none" draw:fill-color="#ffffff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4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62cm" fo:min-width="1.718cm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fo:min-height="1.615cm"/>
      <style:paragraph-properties style:writing-mode="lr-tb"/>
    </style:style>
    <style:style style:name="gr49" style:family="graphic" style:parent-style-name="objectwithoutfill">
      <style:graphic-properties svg:stroke-width="0.081cm" svg:stroke-color="#000000" draw:marker-start-width="0.321cm" draw:marker-end="Arrowheads_20_26" draw:marker-end-width="0.421cm" draw:fill="none" draw:fill-color="#ffffff" draw:textarea-vertical-align="middle" fo:padding-top="0.165cm" fo:padding-bottom="0.165cm" fo:padding-left="0.29cm" fo:padding-right="0.29cm"/>
    </style:style>
    <style:style style:name="P1" style:family="paragraph">
      <loext:graphic-properties draw:fill-color="#fefe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ucida Brigh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Lucida Brigh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e2e2e2"/>
      <style:paragraph-properties fo:text-align="center"/>
    </style:style>
    <style:style style:name="P8" style:family="paragraph">
      <loext:graphic-properties draw:fill="none" draw:fill-color="#fefe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ucida Brigh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Lucida Brigh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style:font-name="Lucida Bright"/>
    </style:style>
    <style:style style:name="T1" style:family="text">
      <style:text-properties style:font-name="Lucida Bright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ucida Bright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Lucida Bright" fo:font-size="14pt" style:font-size-asian="14pt" style:font-size-complex="14pt"/>
    </style:style>
    <style:style style:name="T4" style:family="text">
      <style:text-properties style:font-name="Lucida Bright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ucida Bright" fo:font-size="11pt" style:font-size-asian="11pt" style:font-size-complex="11pt"/>
    </style:style>
    <style:style style:name="T6" style:family="text">
      <style:text-properties style:font-name="Lucida Bright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Lucida Brigh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cm" svg:height="2.7cm" svg:x="8.15cm" svg:y="8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95cm" svg:height="2.6cm" svg:x="14.25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25cm" svg:height="2.85cm" svg:x="2.5cm" svg:y="1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2.55cm" svg:x="7.9cm" svg:y="3.2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61cm" svg:height="2.498cm" svg:x="8.839cm" svg:y="9.002cm">
          <draw:text-box>
            <text:p text:style-name="P3"><text:span text:style-name="T1">PiGO</text:span></text:p>
            <text:p text:style-name="P3"><text:span text:style-name="T1">[Website]</text:span></text:p>
          </draw:text-box>
        </draw:frame>
        <draw:frame draw:style-name="gr6" draw:text-style-name="P5" draw:layer="layout" svg:width="2.75cm" svg:height="1.75cm" svg:x="3.65cm" svg:y="15.25cm">
          <draw:text-box>
            <text:p><text:span text:style-name="T1">User</text:span></text:p>
          </draw:text-box>
        </draw:frame>
        <draw:frame draw:style-name="gr7" draw:text-style-name="P5" draw:layer="layout" svg:width="3.25cm" svg:height="1.911cm" svg:x="15.5cm" svg:y="15.2cm">
          <draw:text-box>
            <text:p><text:span text:style-name="T1">Admin</text:span></text:p>
          </draw:text-box>
        </draw:frame>
        <draw:frame draw:style-name="gr7" draw:text-style-name="P4" draw:layer="layout" svg:width="4.759cm" svg:height="1.911cm" svg:x="8.145cm" svg:y="3.65cm">
          <draw:text-box>
            <text:p text:style-name="P3"><text:span text:style-name="T1">ArcGIS</text:span></text:p>
            <text:p text:style-name="P3"><text:span text:style-name="T1">Framework</text:span></text:p>
          </draw:text-box>
        </draw:frame>
        <draw:custom-shape draw:style-name="gr8" draw:text-style-name="P2" xml:id="id6" draw:id="id6" draw:layer="layout" svg:width="3.75cm" svg:height="3.5cm" svg:x="1cm" svg:y="2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cm" svg:height="2.117cm" svg:x="1.35cm" svg:y="20.75cm">
          <draw:text-box>
            <text:p text:style-name="P3"><text:span text:style-name="T2">Show</text:span></text:p>
            <text:p text:style-name="P3"><text:span text:style-name="T2">About Us </text:span></text:p>
            <text:p text:style-name="P3"><text:span text:style-name="T2">Data</text:span></text:p>
          </draw:text-box>
        </draw:frame>
        <draw:custom-shape draw:style-name="gr8" draw:text-style-name="P2" xml:id="id7" draw:id="id7" draw:layer="layout" svg:width="3.75cm" svg:height="3.5cm" svg:x="3.5cm" svg:y="2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7cm" svg:height="2.498cm" svg:x="3.55cm" svg:y="24.302cm">
          <draw:text-box>
            <text:p text:style-name="P3"><text:span text:style-name="T1">Show a button</text:span></text:p>
            <text:p text:style-name="P3"><text:span text:style-name="T1">“</text:span><text:span text:style-name="T1">Lets Go”</text:span></text:p>
          </draw:text-box>
        </draw:frame>
        <draw:connector draw:style-name="gr10" draw:text-style-name="P6" draw:layer="layout" svg:x1="8.15cm" svg:y1="9.9cm" svg:x2="4.625cm" svg:y2="14.4cm" draw:start-shape="id1" draw:start-glue-point="3" draw:end-shape="id2" draw:end-glue-point="0" svg:d="M8150 9900h-3525v4500" svg:viewBox="0 0 3526 4501">
          <text:p/>
        </draw:connector>
        <draw:connector draw:style-name="gr11" draw:text-style-name="P6" draw:layer="layout" svg:x1="13.45cm" svg:y1="9.9cm" svg:x2="14.25cm" svg:y2="15.7cm" draw:start-shape="id1" draw:start-glue-point="1" draw:end-shape="id3" draw:end-glue-point="3" svg:d="M13450 9900h541v2925h-282v2875h541" svg:viewBox="0 0 801 5801">
          <text:p/>
        </draw:connector>
        <draw:connector draw:style-name="gr12" draw:text-style-name="P6" draw:layer="layout" svg:x1="10.8cm" svg:y1="8.55cm" svg:x2="10.5cm" svg:y2="5.8cm" draw:start-shape="id1" draw:start-glue-point="0" draw:end-shape="id4" draw:end-glue-point="2" svg:d="M10800 8550v-1375h-300v-1375" svg:viewBox="0 0 301 2751">
          <text:p/>
        </draw:connector>
        <draw:connector draw:style-name="gr13" draw:text-style-name="P7" draw:layer="layout" svg:x1="4.125cm" svg:y1="17.25cm" svg:x2="2.875cm" svg:y2="20.15cm" draw:start-shape="id5" draw:start-glue-point="0" draw:end-shape="id6" draw:end-glue-point="4" svg:d="M4125 17250v1430h-1250v1470" svg:viewBox="0 0 1251 2901">
          <text:p/>
        </draw:connector>
        <draw:connector draw:style-name="gr14" draw:text-style-name="P6" draw:layer="layout" draw:line-skew="-1.125cm" svg:x1="4.625cm" svg:y1="17.25cm" svg:x2="5.375cm" svg:y2="23.65cm" draw:start-shape="id2" draw:start-glue-point="2" draw:end-shape="id7" draw:end-glue-point="4" svg:d="M4625 17250v2075h750v4325" svg:viewBox="0 0 751 6401">
          <text:p/>
        </draw:connector>
        <draw:connector draw:style-name="gr15" draw:text-style-name="P6" draw:layer="layout" svg:x1="7.9cm" svg:y1="4.525cm" svg:x2="2.5cm" svg:y2="15.825cm" draw:start-shape="id4" draw:start-glue-point="3" draw:end-shape="id2" draw:end-glue-point="3" svg:d="M7900 4525h-5941v11300h541" svg:viewBox="0 0 5942 11301">
          <text:p/>
        </draw:connector>
        <draw:connector draw:style-name="gr16" draw:text-style-name="P6" draw:layer="layout" svg:x1="13.1cm" svg:y1="4.525cm" svg:x2="16.725cm" svg:y2="14.4cm" draw:start-shape="id4" draw:start-glue-point="1" draw:end-shape="id3" draw:end-glue-point="0" svg:d="M13100 4525h3625v9875" svg:viewBox="0 0 3626 9876">
          <text:p/>
        </draw:connector>
        <draw:custom-shape draw:style-name="gr17" draw:text-style-name="P2" xml:id="id8" draw:id="id8" draw:layer="layout" svg:width="4.4cm" svg:height="2.9cm" svg:x="14.6cm" svg:y="2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3.348cm" svg:height="2.07cm" svg:x="15.186cm" svg:y="21.013cm">
          <draw:text-box>
            <text:p text:style-name="P3"><text:span text:style-name="T1">Map Update</text:span></text:p>
          </draw:text-box>
        </draw:frame>
        <draw:connector draw:style-name="gr19" draw:text-style-name="P6" draw:layer="layout" svg:x1="16.725cm" svg:y1="17cm" svg:x2="16.8cm" svg:y2="20.35cm" draw:start-shape="id3" draw:start-glue-point="2" draw:end-shape="id8" draw:end-glue-point="4" svg:d="M16725 17000v1675h75v1675" svg:viewBox="0 0 76 3351">
          <text:p/>
        </draw:connector>
        <draw:custom-shape draw:style-name="gr20" draw:text-style-name="P2" draw:layer="layout" svg:width="4.5cm" svg:height="3.5cm" draw:transform="rotate (1.5707963267949) translate (17.1cm 8.3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ellipse draw:style-name="gr21" draw:text-style-name="P2" xml:id="id9" draw:id="id9" draw:layer="layout" svg:width="3.5cm" svg:height="1.5cm" svg:x="17.1cm" svg:y="3.05cm" draw:kind="arc" draw:start-angle="0" draw:end-angle="270">
          <text:p/>
        </draw:ellipse>
        <draw:frame draw:style-name="gr22" draw:text-style-name="P4" draw:layer="layout" svg:width="3.25cm" svg:height="2.246cm" svg:x="17.3cm" svg:y="5.002cm">
          <draw:text-box>
            <text:p text:style-name="P3"><text:span text:style-name="T1">Map </text:span></text:p>
            <text:p text:style-name="P3"><text:span text:style-name="T1">Database</text:span></text:p>
            <text:p text:style-name="P3"><text:span text:style-name="T1">[ESRI db]</text:span></text:p>
          </draw:text-box>
        </draw:frame>
        <draw:connector draw:style-name="gr23" draw:text-style-name="P6" draw:layer="layout" svg:x1="18.85cm" svg:y1="3.05cm" svg:x2="10.5cm" svg:y2="3.25cm" draw:start-shape="id9" draw:start-glue-point="0" draw:end-shape="id4" draw:end-glue-point="0" svg:d="M18850 3050v-541h-8350v741" svg:viewBox="0 0 8351 742">
          <text:p/>
        </draw:connector>
        <draw:connector draw:style-name="gr24" draw:text-style-name="P8" draw:layer="layout" svg:x1="7.25cm" svg:y1="25.4cm" svg:x2="9.75cm" svg:y2="11.25cm" draw:start-shape="id7" draw:start-glue-point="10" draw:end-shape="id10" draw:end-glue-point="1" svg:d="M7250 25400h2500v-14150" svg:viewBox="0 0 2501 14151">
          <text:p/>
        </draw:connector>
        <draw:connector draw:style-name="gr25" draw:text-style-name="P9" draw:layer="layout" svg:x1="14.6cm" svg:y1="21.8cm" svg:x2="10.8cm" svg:y2="11.25cm" draw:start-shape="id8" draw:start-glue-point="6" draw:end-shape="id1" draw:end-glue-point="2" svg:d="M14600 21800h-3800v-10550" svg:viewBox="0 0 3801 10551">
          <text:p/>
        </draw:connector>
        <draw:frame draw:style-name="gr26" draw:text-style-name="P10" draw:layer="layout" svg:width="5.15cm" svg:height="0.835cm" svg:x="11.85cm" svg:y="1.7cm">
          <draw:text-box>
            <text:p text:style-name="P3"><text:span text:style-name="T3">Map Data Transfer</text:span></text:p>
          </draw:text-box>
        </draw:frame>
        <draw:frame draw:style-name="gr27" draw:text-style-name="P12" draw:layer="layout" svg:width="3.25cm" svg:height="1.419cm" svg:x="1.9cm" svg:y="7.25cm">
          <draw:text-box>
            <text:p text:style-name="P11"><text:span text:style-name="T3">User</text:span></text:p>
            <text:p text:style-name="P11"><text:span text:style-name="T3">Input</text:span></text:p>
          </draw:text-box>
        </draw:frame>
        <draw:frame draw:style-name="gr27" draw:text-style-name="P12" draw:layer="layout" svg:width="3.25cm" svg:height="1.419cm" svg:x="16.6cm" svg:y="10.501cm">
          <draw:text-box>
            <text:p text:style-name="P11"><text:span text:style-name="T3">Admin </text:span></text:p>
            <text:p text:style-name="P11"><text:span text:style-name="T3">Input</text:span></text:p>
          </draw:text-box>
        </draw:frame>
        <draw:frame draw:style-name="gr27" draw:text-style-name="P10" draw:layer="layout" svg:width="2.801cm" svg:height="1.419cm" svg:x="13.599cm" svg:y="12.85cm">
          <draw:text-box>
            <text:p text:style-name="P11"><text:span text:style-name="T3">Map </text:span></text:p>
            <text:p text:style-name="P11"><text:span text:style-name="T3">Data</text:span></text:p>
          </draw:text-box>
        </draw:frame>
        <draw:frame draw:style-name="gr27" draw:text-style-name="P12" draw:layer="layout" svg:width="2.801cm" svg:height="1.419cm" svg:x="4.549cm" svg:y="12.1cm">
          <draw:text-box>
            <text:p text:style-name="P11"><text:span text:style-name="T3">Map</text:span></text:p>
            <text:p text:style-name="P11"><text:span text:style-name="T3">Data</text:span></text:p>
          </draw:text-box>
        </draw:frame>
        <draw:frame draw:style-name="gr27" draw:text-style-name="P14" draw:layer="layout" svg:width="2.801cm" svg:height="1.419cm" svg:x="8.101cm" svg:y="6.552cm">
          <draw:text-box>
            <text:p text:style-name="P13"><text:span text:style-name="T3">Data <text:s/></text:span></text:p>
            <text:p text:style-name="P13"><text:span text:style-name="T3">Request</text:span></text:p>
          </draw:text-box>
        </draw:frame>
        <draw:frame draw:style-name="gr27" draw:text-style-name="P14" draw:layer="layout" svg:width="2.801cm" svg:height="1.419cm" svg:x="0.199cm" svg:y="18.447cm">
          <draw:text-box>
            <text:p text:style-name="P13"><text:span text:style-name="T3">Display</text:span></text:p>
            <text:p text:style-name="P13"><text:span text:style-name="T3">Data</text:span></text:p>
          </draw:text-box>
        </draw:frame>
        <draw:frame draw:style-name="gr27" draw:text-style-name="P12" draw:layer="layout" svg:width="2.801cm" svg:height="1.419cm" svg:x="5.349cm" svg:y="21cm">
          <draw:text-box>
            <text:p text:style-name="P11"><text:span text:style-name="T3">Display</text:span></text:p>
            <text:p text:style-name="P11"><text:span text:style-name="T3">Data</text:span></text:p>
          </draw:text-box>
        </draw:frame>
        <draw:frame draw:style-name="gr27" draw:text-style-name="P12" draw:layer="layout" svg:width="2.801cm" svg:height="1.419cm" svg:x="16.7cm" svg:y="17.897cm">
          <draw:text-box>
            <text:p text:style-name="P11"><text:span text:style-name="T3">Display</text:span></text:p>
            <text:p text:style-name="P11"><text:span text:style-name="T3"><text:s/></text:span><text:span text:style-name="T3">Data</text:span></text:p>
          </draw:text-box>
        </draw:frame>
        <draw:frame draw:style-name="gr28" draw:text-style-name="P14" draw:layer="layout" svg:width="4.5cm" svg:height="1.403cm" svg:x="9.95cm" svg:y="20.947cm">
          <draw:text-box>
            <text:p text:style-name="P13"><text:span text:style-name="T3">Data Request</text:span></text:p>
          </draw:text-box>
        </draw:frame>
        <draw:frame draw:style-name="gr27" draw:text-style-name="P14" draw:layer="layout" svg:width="2.55cm" svg:height="1.419cm" svg:x="7.25cm" svg:y="24cm">
          <draw:text-box>
            <text:p text:style-name="P13"><text:span text:style-name="T3">Data</text:span></text:p>
            <text:p text:style-name="P13"><text:span text:style-name="T3">Request</text:span></text:p>
          </draw:text-box>
        </draw:frame>
        <draw:line draw:style-name="gr29" draw:text-style-name="P8" xml:id="id10" draw:id="id10" draw:layer="layout" svg:x1="8.25cm" svg:y1="11.25cm" svg:x2="9.75cm" svg:y2="11.25cm">
          <text:p/>
        </draw:line>
        <draw:line draw:style-name="gr30" draw:text-style-name="P9" xml:id="id5" draw:id="id5" draw:layer="layout" svg:x1="3.75cm" svg:y1="17.25cm" svg:x2="4.5cm" svg:y2="17.25cm">
          <text:p/>
        </draw:line>
        <draw:custom-shape draw:style-name="gr31" draw:text-style-name="P2" xml:id="id11" draw:id="id11" draw:layer="layout" svg:width="4.5cm" svg:height="1.25cm" svg:x="11cm" svg:y="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xml:id="id15" draw:id="id15" draw:layer="layout" svg:width="3.152cm" svg:height="2.3cm" svg:x="17.7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4" draw:layer="layout" svg:width="2.95cm" svg:height="0.835cm" svg:x="18cm" svg:y="25.445cm">
          <draw:text-box>
            <text:p text:style-name="P3"><text:span text:style-name="T4">Searching</text:span></text:p>
          </draw:text-box>
        </draw:frame>
        <draw:custom-shape draw:style-name="gr33" draw:text-style-name="P2" xml:id="id14" draw:id="id14" draw:layer="layout" svg:width="3.75cm" svg:height="2.3cm" svg:x="14.301cm" svg:y="2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" draw:layer="layout" svg:width="3.7cm" svg:height="1.564cm" svg:x="14.351cm" svg:y="27.942cm">
          <draw:text-box>
            <text:p text:style-name="P3"><text:span text:style-name="T1">Navigation</text:span></text:p>
          </draw:text-box>
        </draw:frame>
        <draw:custom-shape draw:style-name="gr35" draw:text-style-name="P2" xml:id="id13" draw:id="id13" draw:layer="layout" svg:width="3.75cm" svg:height="2.05cm" svg:x="8.55cm" svg:y="2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4" draw:layer="layout" svg:width="3.7cm" svg:height="1.394cm" svg:x="8.6cm" svg:y="28.075cm">
          <draw:text-box>
            <text:p text:style-name="P3"><text:span text:style-name="T1">Basemap</text:span></text:p>
          </draw:text-box>
        </draw:frame>
        <draw:line draw:style-name="gr37" draw:text-style-name="P6" xml:id="id12" draw:id="id12" draw:layer="layout" svg:x1="12.25cm" svg:y1="26.25cm" svg:x2="14.5cm" svg:y2="26.25cm">
          <text:p/>
        </draw:line>
        <draw:connector draw:style-name="gr38" draw:text-style-name="P6" draw:layer="layout" draw:line-skew="0.058cm -0.626cm" svg:x1="5.375cm" svg:y1="27.15cm" svg:x2="11cm" svg:y2="25.625cm" draw:start-shape="id7" draw:start-glue-point="8" draw:end-shape="id11" draw:end-glue-point="3" svg:d="M5375 27150v600h3125v-2125h2500" svg:viewBox="0 0 5626 2126">
          <text:p/>
        </draw:connector>
        <draw:connector draw:style-name="gr39" draw:text-style-name="P6" draw:layer="layout" svg:x1="16.8cm" svg:y1="23.25cm" svg:x2="13.25cm" svg:y2="25cm" draw:start-shape="id8" draw:start-glue-point="8" draw:end-shape="id11" draw:end-glue-point="0" svg:d="M16800 23250v876h-3550v874" svg:viewBox="0 0 3551 1751">
          <text:p/>
        </draw:connector>
        <draw:connector draw:style-name="gr40" draw:text-style-name="P6" draw:layer="layout" svg:x1="12.25cm" svg:y1="26.25cm" svg:x2="10.425cm" svg:y2="27.5cm" draw:start-shape="id12" draw:start-glue-point="3" draw:end-shape="id13" draw:end-glue-point="4" svg:d="M12250 26250v605h-1825v645" svg:viewBox="0 0 1826 1251">
          <text:p/>
        </draw:connector>
        <draw:connector draw:style-name="gr41" draw:text-style-name="P6" draw:layer="layout" svg:x1="14.5cm" svg:y1="26.25cm" svg:x2="16.176cm" svg:y2="27.297cm" draw:start-shape="id12" draw:start-glue-point="1" draw:end-shape="id14" draw:end-glue-point="4" svg:d="M14500 26250v504h1676v543" svg:viewBox="0 0 1677 1048">
          <text:p/>
        </draw:connector>
        <draw:connector draw:style-name="gr42" draw:text-style-name="P6" draw:layer="layout" svg:x1="15.5cm" svg:y1="25.625cm" svg:x2="17.75cm" svg:y2="25.9cm" draw:start-shape="id11" draw:start-glue-point="1" draw:end-shape="id15" draw:end-glue-point="6" svg:d="M15500 25625h1125v275h1125" svg:viewBox="0 0 2251 276">
          <text:p/>
        </draw:connector>
        <draw:frame draw:style-name="gr43" draw:text-style-name="P4" draw:layer="layout" svg:width="4.45cm" svg:height="1.581cm" svg:x="11.05cm" svg:y="25.15cm">
          <draw:text-box>
            <text:p text:style-name="P3"><text:span text:style-name="T1">Map Display</text:span></text:p>
          </draw:text-box>
        </draw:frame>
        <draw:line draw:style-name="gr37" draw:text-style-name="P6" xml:id="id16" draw:id="id16" draw:layer="layout" svg:x1="11.25cm" svg:y1="25cm" svg:x2="12.25cm" svg:y2="25cm">
          <text:p/>
        </draw:line>
        <draw:connector draw:style-name="gr44" draw:text-style-name="P6" draw:layer="layout" draw:line-skew="5.375cm" svg:x1="11.25cm" svg:y1="25cm" svg:x2="10.3cm" svg:y2="11.25cm" draw:start-shape="id16" draw:start-glue-point="3" draw:end-shape="id17" draw:end-glue-point="3" svg:d="M11250 25000v-1500h-950v-12250" svg:viewBox="0 0 951 13751">
          <text:p/>
        </draw:connector>
        <draw:line draw:style-name="gr37" draw:text-style-name="P6" xml:id="id17" draw:id="id17" draw:layer="layout" svg:x1="10.3cm" svg:y1="11.25cm" svg:x2="11.3cm" svg:y2="11.25cm">
          <text:p/>
        </draw:line>
        <draw:frame draw:style-name="gr27" draw:text-style-name="P14" draw:layer="layout" svg:width="3.55cm" svg:height="1.419cm" svg:x="5.15cm" svg:y="27.681cm">
          <draw:text-box>
            <text:p text:style-name="P13"><text:span text:style-name="T3">Button Press</text:span></text:p>
          </draw:text-box>
        </draw:frame>
        <draw:frame draw:style-name="gr27" draw:text-style-name="P14" draw:layer="layout" svg:width="4cm" svg:height="1.419cm" svg:x="12.6cm" svg:y="23.381cm">
          <draw:text-box>
            <text:p text:style-name="P13"><text:span text:style-name="T3">Modifications</text:span></text:p>
          </draw:text-box>
        </draw:frame>
        <draw:frame draw:style-name="gr45" draw:text-style-name="P10" draw:layer="layout" svg:width="2.4cm" svg:height="1.165cm" svg:x="12.15cm" svg:y="26.3cm">
          <draw:text-box>
            <text:p text:style-name="P3"><text:span text:style-name="T5">Vector</text:span></text:p>
            <text:p text:style-name="P3"><text:span text:style-name="T5">Map Data</text:span></text:p>
          </draw:text-box>
        </draw:frame>
        <draw:frame draw:style-name="gr46" draw:text-style-name="P10" draw:layer="layout" svg:width="2.65cm" svg:height="1.4cm" svg:x="15.6cm" svg:y="24.5cm">
          <draw:text-box>
            <text:p text:style-name="P3"><text:span text:style-name="T5">Vector</text:span></text:p>
            <text:p text:style-name="P3"><text:span text:style-name="T5">Map Data</text:span></text:p>
          </draw:text-box>
        </draw:frame>
        <draw:frame draw:style-name="gr45" draw:text-style-name="P12" draw:layer="layout" svg:width="2.4cm" svg:height="1.165cm" svg:x="10.25cm" svg:y="22.25cm">
          <draw:text-box>
            <text:p text:style-name="P11"><text:span text:style-name="T5">Vector</text:span></text:p>
            <text:p text:style-name="P11"><text:span text:style-name="T5">Map Data</text:span></text:p>
          </draw:text-box>
        </draw:frame>
        <draw:custom-shape draw:style-name="gr47" draw:text-style-name="P2" xml:id="id18" draw:id="id18" draw:layer="layout" svg:width="3.25cm" svg:height="2.25cm" svg:x="0.2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3.213cm" svg:height="1.865cm" svg:x="0.237cm" svg:y="26.066cm">
          <draw:text-box>
            <text:p text:style-name="P3"><text:span text:style-name="T6">Display Team Info</text:span></text:p>
          </draw:text-box>
        </draw:frame>
        <draw:connector draw:style-name="gr49" draw:text-style-name="P6" draw:layer="layout" draw:line-skew="0.374cm" svg:x1="2.875cm" svg:y1="23.65cm" svg:x2="1.825cm" svg:y2="25.6cm" draw:start-shape="id6" draw:start-glue-point="8" draw:end-shape="id18" draw:end-glue-point="4" svg:d="M2875 23650v1350h-1050v600" svg:viewBox="0 0 1051 1951">
          <text:p/>
        </draw:connector>
        <draw:frame draw:style-name="gr27" draw:text-style-name="P14" draw:layer="layout" svg:width="2.55cm" svg:height="1.419cm" svg:x="0.35cm" svg:y="23.731cm">
          <draw:text-box>
            <text:p text:style-name="P13"><text:span text:style-name="T7">Display</text:span></text:p>
            <text:p text:style-name="P13"><text:span text:style-name="T7">Dat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7T19:59:18.689000000</meta:creation-date>
    <dc:date>2022-08-08T22:18:59.879000000</dc:date>
    <meta:editing-duration>PT35M46S</meta:editing-duration>
    <meta:editing-cycles>13</meta:editing-cycles>
    <meta:generator>LibreOffice/7.3.5.2$Windows_X86_64 LibreOffice_project/184fe81b8c8c30d8b5082578aee2fed2ea847c01</meta:generator>
    <meta:document-statistic meta:object-count="67"/>
  </office:meta>
</office:document-meta>
</file>